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pitch="variable"/>
    <style:font-face style:name="Latin Modern Mono Prop1" svg:font-family="'Latin Modern Mono Prop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cc" draw:textarea-horizontal-align="justify" draw:textarea-vertical-align="middle" draw:auto-grow-height="false" fo:min-height="0.35cm" fo:min-width="0.1cm"/>
    </style:style>
    <style:style style:name="gr2" style:family="graphic" style:parent-style-name="standard">
      <style:graphic-properties svg:stroke-color="#ffffff" draw:fill-color="#ff8080" draw:textarea-horizontal-align="justify" draw:textarea-vertical-align="middle" draw:auto-grow-height="false" fo:min-height="0.35cm" fo:min-width="0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stroke="none" svg:stroke-color="#000000" draw:fill="none" draw:fill-color="#ffffff" fo:min-height="2.098cm"/>
    </style:style>
    <style:style style:name="gr6" style:family="graphic" style:parent-style-name="objectwithoutfill">
      <style:graphic-properties draw:marker-end="Arrow" draw:marker-end-width="0.3cm" draw:fill="none" draw:fill-color="#cc99cc" draw:textarea-vertical-align="middle"/>
    </style:style>
    <style:style style:name="P1" style:family="paragraph">
      <loext:graphic-properties draw:fill-color="#cc99cc"/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atin Modern Mono Prop1" fo:font-size="15pt" style:font-size-asian="18pt" style:font-size-complex="18pt"/>
    </style:style>
    <style:style style:name="P5" style:family="paragraph">
      <loext:graphic-properties draw:fill="none" draw:fill-color="#cc99cc"/>
      <style:paragraph-properties fo:text-align="center"/>
    </style:style>
    <style:style style:name="T1" style:family="text">
      <style:text-properties style:font-name="Latin Modern Mono Prop1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9.8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7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6.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0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0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3.1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4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1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3.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1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3.1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1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5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4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4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4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4.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5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4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4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3.8cm" svg:y="5.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cm" svg:y1="1.1cm" svg:x2="3.4cm" svg:y2="8.9cm">
          <text:p/>
        </draw:line>
        <draw:line draw:style-name="gr3" draw:text-style-name="P3" draw:layer="layout" svg:x1="17.6cm" svg:y1="1.1cm" svg:x2="17.7cm" svg:y2="8.9cm">
          <text:p/>
        </draw:line>
        <draw:line draw:style-name="gr3" draw:text-style-name="P3" draw:layer="layout" svg:x1="3.4cm" svg:y1="8.9cm" svg:x2="17.7cm" svg:y2="8.9cm">
          <text:p/>
        </draw:line>
        <draw:line draw:style-name="gr3" draw:text-style-name="P3" draw:layer="layout" svg:x1="3.4cm" svg:y1="4.6cm" svg:x2="17.7cm" svg:y2="4.6cm">
          <text:p/>
        </draw:line>
        <draw:line draw:style-name="gr3" draw:text-style-name="P3" draw:layer="layout" svg:x1="3.3cm" svg:y1="1.1cm" svg:x2="17.6cm" svg:y2="1.1cm">
          <text:p/>
        </draw:line>
        <draw:frame draw:style-name="gr4" draw:text-style-name="P4" draw:layer="layout" svg:width="6cm" svg:height="2.2cm" svg:x="3.4cm" svg:y="1.3cm">
          <draw:text-box>
            <text:p><text:span text:style-name="T1">Squeeze layer - </text:span></text:p>
            <text:p><text:span text:style-name="T1">3 1x1 convolutions</text:span></text:p>
          </draw:text-box>
        </draw:frame>
        <draw:frame draw:style-name="gr5" draw:text-style-name="P4" draw:layer="layout" svg:width="10.6cm" svg:height="2.348cm" svg:x="3.7cm" svg:y="7.352cm">
          <draw:text-box>
            <text:p><text:span text:style-name="T1">Expand layer - </text:span></text:p>
            <text:p><text:span text:style-name="T1">4 1x1 convolutions, 3 3x3 convolutions</text:span></text:p>
          </draw:text-box>
        </draw:frame>
        <draw:line draw:style-name="gr6" draw:text-style-name="P5" draw:layer="layout" svg:x1="10.1cm" svg:y1="3.9cm" svg:x2="10.1cm" svg:y2="5.1cm">
          <text:p/>
        </draw:line>
        <draw:line draw:style-name="gr6" draw:text-style-name="P5" draw:layer="layout" svg:x1="10.642cm" svg:y1="3.9cm" svg:x2="12.1cm" svg:y2="5.1cm">
          <text:p/>
        </draw:line>
        <draw:line draw:style-name="gr6" draw:text-style-name="P5" draw:layer="layout" svg:x1="9.5cm" svg:y1="3.9cm" svg:x2="8.1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pitch="variable"/>
    <style:font-face style:name="Latin Modern Mono Prop1" svg:font-family="'Latin Modern Mono Prop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7:36:02.136707745</meta:creation-date>
    <dc:date>2017-12-02T16:00:39.531157926</dc:date>
    <meta:editing-duration>PT9M30S</meta:editing-duration>
    <meta:editing-cycles>3</meta:editing-cycles>
    <meta:generator>LibreOffice/5.1.6.2$Linux_X86_64 LibreOffice_project/10m0$Build-2</meta:generator>
    <meta:document-statistic meta:object-count="44"/>
  </office:meta>
</office:document-meta>
</file>